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1">
      <style:text-properties fo:font-style="normal" style:font-style-asian="normal" style:font-style-complex="normal"/>
    </style:style>
    <style:style style:name="P4" style:family="paragraph" style:parent-style-name="Standard" style:list-style-name="L2"/>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ubjects</text:p>
      <text:list xml:id="list1506616819" text:style-name="L1">
        <text:list-item>
          <text:p text:style-name="P2">Author</text:p>
          <text:list>
            <text:list-item>
              <text:p text:style-name="P2">[H:development] If the author has less experience I'll focus less on patterns and more on syntax.</text:p>
            </text:list-item>
            <text:list-item>
              <text:p text:style-name="P2">[B] Can look threatening at first, having three other developers look at your work; it tends to feel personal. But developers get more comfortable over time, they see that everyone goes through it, but you just have to keep it professional.</text:p>
            </text:list-item>
          </text:list>
        </text:list-item>
        <text:list-item>
          <text:p text:style-name="P2">Reviewers</text:p>
          <text:list>
            <text:list-item>
              <text:p text:style-name="P2">[E] We code review each others' stuff, work on the same types of things</text:p>
            </text:list-item>
            <text:list-item>
              <text:p text:style-name="P2">[D] Two other people on my team</text:p>
            </text:list-item>
            <text:list-item>
              <text:p text:style-name="P2">[F:development] We try to keep the format of our reviews predictable because there's a cross-training element. The other two people on my team are learning the technology, so it helps to have the time to go through each item as needed.</text:p>
            </text:list-item>
          </text:list>
        </text:list-item>
      </text:list>
      <text:p text:style-name="Standard"/>
      <text:p text:style-name="Standard">Object</text:p>
      <text:list xml:id="list761375878" text:continue-numbering="true" text:style-name="L1">
        <text:list-item>
          <text:p text:style-name="P2">System being worked on—new, enhancements, or bug fixes</text:p>
          <text:list>
            <text:list-item>
              <text:p text:style-name="P2">[D:contradiction] Pick the low-hanging fruit, some suggestions might take hours of refactoring that are not budgeted for</text:p>
            </text:list-item>
          </text:list>
        </text:list-item>
        <text:list-item>
          <text:p text:style-name="P2">Objective</text:p>
          <text:list>
            <text:list-item>
              <text:p text:style-name="P2">[A:mediation] The real benefit is to yourself, as you walk through your own change.</text:p>
            </text:list-item>
            <text:list-item>
              <text:p text:style-name="P2">[B] The point is that everyone is trying to make the system better.</text:p>
            </text:list-item>
            <text:list-item>
              <text:p text:style-name="P2">[B:development] During the review you find better ways of doing things</text:p>
            </text:list-item>
            <text:list-item>
              <text:p text:style-name="P2">[H] If you get the code beforehand you can go into it knowing if you want to focus on the quality of the code versus the quality of the developer.</text:p>
            </text:list-item>
            <text:list-item>
              <text:p text:style-name="P2">[G] Part of efficiency is getting it right, and we always find <text:span text:style-name="T1">something</text:span><text:span text:style-name="T2"> in a code review. Even if it only improves marginally, that reduces your technical debt.</text:span></text:p>
            </text:list-item>
            <text:list-item>
              <text:p text:style-name="P2"><text:span text:style-name="T2">[E:development] Bring in people who will have fresh perspectives</text:span></text:p>
            </text:list-item>
            <text:list-item>
              <text:p text:style-name="P2"><text:span text:style-name="T2">[E:development] “I think there's a better way to do this...”</text:span></text:p>
            </text:list-item>
          </text:list>
        </text:list-item>
      </text:list>
      <text:p text:style-name="Standard"/>
      <text:p text:style-name="Standard">Community</text:p>
      <text:list xml:id="list2013440329" text:continue-numbering="true" text:style-name="L1">
        <text:list-item>
          <text:p text:style-name="P2">[E] QA</text:p>
          <text:list>
            <text:list-item>
              <text:p text:style-name="P2">[E:historicity] QA may go back to the reviewer: store the reviewer in bug report</text:p>
            </text:list-item>
          </text:list>
        </text:list-item>
        <text:list-item>
          <text:p text:style-name="P2">Other developers</text:p>
          <text:list>
            <text:list-item>
              <text:p text:style-name="P2">[E] Find someone to review who has domain experience calling web services</text:p>
            </text:list-item>
            <text:list-item>
              <text:p text:style-name="P2">[E] Web-based tool lets you see other developers' comments</text:p>
            </text:list-item>
            <text:list-item>
              <text:p text:style-name="P2">[E] Web-based tool can use shotgun approach, send a review out to four people and if only two reply that's OK</text:p>
            </text:list-item>
            <text:list-item>
              <text:p text:style-name="P2">[A] To be reviewed by field in bug tracker is discouraged because there is no follow-through, no back-and-forth, the reviewer may just scan the code</text:p>
            </text:list-item>
            <text:list-item>
              <text:p text:style-name="P2">[B] I think that code review should be within the team. Outside people are kind of impractical unless they are very familiar with the component—only one hour to review</text:p>
            </text:list-item>
            <text:list-item>
              <text:p text:style-name="P2">[B:development] [B:mediation] Having code review as part of the team process helps maintain standards; traditions that other developers keep</text:p>
            </text:list-item>
          </text:list>
        </text:list-item>
      </text:list>
      <text:p text:style-name="Standard"/>
      <text:p text:style-name="Standard">Rules</text:p>
      <text:list xml:id="list1969325040" text:continue-numbering="true" text:style-name="L1">
        <text:list-item>
          <text:p text:style-name="P2">LCM</text:p>
          <text:list>
            <text:list-item>
              <text:p text:style-name="P2">[D] Several small code reviews in succession</text:p>
            </text:list-item>
            <text:list-item>
              <text:p text:style-name="P2"><text:soft-page-break/>[D] Can't submit changes without approval from engineering code reviewer</text:p>
            </text:list-item>
          </text:list>
        </text:list-item>
        <text:list-item>
          <text:p text:style-name="P2">Coding standards</text:p>
          <text:list>
            <text:list-item>
              <text:p text:style-name="P2">[B] If you follow the coding standards reviewers don't waste their time on silly things like formatting.</text:p>
            </text:list-item>
            <text:list-item>
              <text:p text:style-name="P2">[F:historicity] [F:development] We made a coding checklist in the intranet. It's not terribly formal, we're building our knowledge by capturing things into the checklist. The checklist changes over time, which makes it easier to define new checklist items.</text:p>
            </text:list-item>
            <text:list-item>
              <text:p text:style-name="P2">[G] We nominally agree to code formatting conventions</text:p>
            </text:list-item>
            <text:list-item>
              <text:p text:style-name="P2">[G] Code reviews can enforce conventions across components, but we don't have a lot of documentation. We do have a wiki with pointers, but our conventions are more folklore.</text:p>
            </text:list-item>
          </text:list>
        </text:list-item>
        <text:list-item>
          <text:p text:style-name="P2">How much to review</text:p>
          <text:list>
            <text:list-item>
              <text:p text:style-name="P2">[E] Everything</text:p>
            </text:list-item>
            <text:list-item>
              <text:p text:style-name="P2">[E:contradiction] More than one Java package or 5 classes is too much</text:p>
            </text:list-item>
            <text:list-item>
              <text:p text:style-name="P2">[D] 100s of lines, dozens of files</text:p>
            </text:list-item>
            <text:list-item>
              <text:p text:style-name="P2">[B] Fewer changes is better, one big check-in is difficult, you get lost in the code</text:p>
            </text:list-item>
          </text:list>
        </text:list-item>
        <text:list-item>
          <text:p text:style-name="P2">When to review</text:p>
          <text:list>
            <text:list-item>
              <text:p text:style-name="P2">[E] Before any submission to SCM</text:p>
            </text:list-item>
            <text:list-item>
              <text:p text:style-name="P2">[E:contradiction] Always review rule makes reviewing one-line changes feel silly</text:p>
            </text:list-item>
            <text:list-item>
              <text:p text:style-name="P2">[E:contradiction] May not want to review when “not done yet”</text:p>
            </text:list-item>
            <text:list-item>
              <text:p text:style-name="P2">[D] Could review in parallel to developing other stuff</text:p>
            </text:list-item>
            <text:list-item>
              <text:p text:style-name="P2">[D:contradiction] Review huge and small, miss out on middle due to laziness, perceive it to be faster to not review</text:p>
            </text:list-item>
            <text:list-item>
              <text:p text:style-name="P2">[B] After you've written a test</text:p>
            </text:list-item>
            <text:list-item>
              <text:p text:style-name="P2">[B] If it's urgent, check in and build, then review when everyone is available</text:p>
            </text:list-item>
            <text:list-item>
              <text:p text:style-name="P2">[H] I'm a fan of enforcing code review whenever you check in code, but the Catch-22 is I want control without being controlled</text:p>
            </text:list-item>
          </text:list>
        </text:list-item>
        <text:list-item>
          <text:p text:style-name="P2">[A] Our team can be too informal, compared with other places I've worked. What we do is closer to pair programming, fix-as-you-go type review</text:p>
        </text:list-item>
        <text:list-item>
          <text:p text:style-name="P2">[B] Code review can make sure everyone is following the coding standards and maintaining unit tests—at least one test per bug</text:p>
        </text:list-item>
        <text:list-item>
          <text:p text:style-name="P2">[B] If it's low priority (can wait a few hours to build and check in), call the team to my office and review</text:p>
        </text:list-item>
        <text:list-item>
          <text:p text:style-name="P2">[H] Our code review is very informal, we don't make the time for formal code review with an arbiter, a librarian, and guidelines</text:p>
        </text:list-item>
        <text:list-item>
          <text:p text:style-name="P2">[C:contradiction] Code review here is very informal, it's not good. Code wasn't sent out in advance, there was no scribe or facilitator in the review, there weren't enough people, and not the right people</text:p>
        </text:list-item>
        <text:list-item>
          <text:p text:style-name="P2">[G] We instituted a lightweight process in our team, we want to be as agile as possible, use something lightweight but have some checkpoint—we do a one-on-one review before anyone checks in code.</text:p>
        </text:list-item>
        <text:list-item>
          <text:p text:style-name="P3">[G] We presume that the code being reviewed is tested and deployed in a near-production environment</text:p>
        </text:list-item>
      </text:list>
      <text:p text:style-name="Standard"/>
      <text:p text:style-name="Standard">Division of labor</text:p>
      <text:list xml:id="list199793904" text:continue-numbering="true" text:style-name="L1">
        <text:list-item>
          <text:p text:style-name="P2">Asynchronous review</text:p>
          <text:list>
            <text:list-item>
              <text:p text:style-name="P2">[E] Less immediacy</text:p>
            </text:list-item>
            <text:list-item>
              <text:p text:style-name="P2"><text:soft-page-break/>[E:contradiction] Social loafing, no way to guarantee a thorough review, may not flag everything, it's a pain to type</text:p>
            </text:list-item>
            <text:list-item>
              <text:p text:style-name="P2">[D:contradiction] Did not get as much feedback as I expected</text:p>
            </text:list-item>
            <text:list-item>
              <text:p text:style-name="P2">[D:contradiction] Did not feel as personal, couldn't provide enough context, give the walk through of what was happening, there was no way to defend myself or provide the rationale behind a decision</text:p>
            </text:list-item>
            <text:list-item>
              <text:p text:style-name="P2">[A] Bar should be a simple problem to describe, a straightforward solution, reviewer and author agree on the problem and the solution: “is this correct?” instead of “is this appropriate?” Anything other than “check that I didn't goof” needs a conversation</text:p>
            </text:list-item>
          </text:list>
        </text:list-item>
        <text:list-item>
          <text:p text:style-name="P2">Follow-up on review action items</text:p>
          <text:list>
            <text:list-item>
              <text:p text:style-name="P2">[E] Fix some face-to-face issues right there, “did you hear me?”</text:p>
            </text:list-item>
            <text:list-item>
              <text:p text:style-name="P2">[E] If the review is large enough, may email the changed code back around</text:p>
            </text:list-item>
            <text:list-item>
              <text:p text:style-name="P2">[E] Never scheduled a follow-up review</text:p>
            </text:list-item>
            <text:list-item>
              <text:p text:style-name="P2">[D] Nothing significant enough to require follow-up</text:p>
            </text:list-item>
            <text:list-item>
              <text:p text:style-name="P2">[F] A manager may take an action item based on a review suggestion if they decide it's important enough</text:p>
            </text:list-item>
            <text:list-item>
              <text:p text:style-name="P2">[F] It's the author's responsibility to track the feedback, after they make a change they'll get back together and go over how the change was implemented. That's usually person-to-person in someone's office.</text:p>
            </text:list-item>
            <text:list-item>
              <text:p text:style-name="P2">[I] Include the code reviewer on the notify list in the bug report</text:p>
            </text:list-item>
          </text:list>
        </text:list-item>
        <text:list-item>
          <text:p text:style-name="P2">[E:development] Sometimes get someone who is new, use the review as a teaching tool</text:p>
        </text:list-item>
        <text:list-item>
          <text:p text:style-name="P2">[E] Email-based notification in Web-based CR tool is nice</text:p>
        </text:list-item>
        <text:list-item>
          <text:p text:style-name="P2">[E:contradiction] How do I know what I'm looking at (as a reviewer)?</text:p>
        </text:list-item>
        <text:list-item>
          <text:p text:style-name="P2">[E] Provide guidelines for the reviewer, describe the structure of the code, include class diagrams, describe the intended outcome</text:p>
        </text:list-item>
        <text:list-item>
          <text:p text:style-name="P2">[A] Walk across the hall</text:p>
        </text:list-item>
        <text:list-item>
          <text:p text:style-name="P2">[A:historicity] Moved from desktop to Web team, different code review practices</text:p>
        </text:list-item>
        <text:list-item>
          <text:p text:style-name="P2">[H] Who to review...I look at how busy are people, how well do they know the code base. If they don't know the business logic I'll just have them review the syntax, or will sit down and give an overview</text:p>
        </text:list-item>
        <text:list-item>
          <text:p text:style-name="P2">[G] We just walk over and find a good time for the person. Each person has specialties, but we try to get everyone involved. Sometimes you have to expect to bring the reviewer up to speed about the context and the code path they're looking at. For now our code base is small enough that it's not a burden.</text:p>
        </text:list-item>
      </text:list>
      <text:p text:style-name="Standard"/>
      <text:p text:style-name="Standard">Mediating artifacts</text:p>
      <text:list xml:id="list1162106838" text:continue-numbering="true" text:style-name="L1">
        <text:list-item>
          <text:p text:style-name="P2">Code under review</text:p>
          <text:list>
            <text:list-item>
              <text:p text:style-name="P3">[E:mediation] Will use face-to-face “if I want to get work done today”</text:p>
            </text:list-item>
            <text:list-item>
              <text:p text:style-name="P3">[D] Review printouts of code and tests</text:p>
            </text:list-item>
            <text:list-item>
              <text:p text:style-name="P3">[D mediation] [D:historicity] Load in test environment, walk through to show the use case failing. Show the use case first failing and then working</text:p>
            </text:list-item>
            <text:list-item>
              <text:p text:style-name="P3">[A] New code is harder to review</text:p>
            </text:list-item>
            <text:list-item>
              <text:p text:style-name="P3">[A] The act of the code review can tell you a lot about the code. Is that necessary complexity? It's why people say programming is a craft.</text:p>
            </text:list-item>
            <text:list-item>
              <text:p text:style-name="P3">[B] If the change is large or there are many files we will put the code into a Word document and review in a meeting room</text:p>
            </text:list-item>
            <text:list-item>
              <text:p text:style-name="P3"><text:soft-page-break/>[H] The state of quality of the code really determines what gets reviewed.</text:p>
            </text:list-item>
            <text:list-item>
              <text:p text:style-name="P3">[H] If I get the code in advance and I know there are dependencies I'll try to get it to run, sometimes I can't even run it</text:p>
            </text:list-item>
            <text:list-item>
              <text:p text:style-name="P3">[G] It's easier when the author steps through the changes in sync with the flow, rather than sequentially through the file</text:p>
            </text:list-item>
          </text:list>
        </text:list-item>
        <text:list-item>
          <text:p text:style-name="P2">Supporting material</text:p>
          <text:list>
            <text:list-item>
              <text:p text:style-name="P2">[D:contradiction] I always have to ask other authors for background material</text:p>
            </text:list-item>
            <text:list-item>
              <text:p text:style-name="P3">[D] Run unit tests to see that the changed code passes</text:p>
            </text:list-item>
            <text:list-item>
              <text:p text:style-name="P3">[D] See use cases, class diagrams, the running code, whatever exists</text:p>
            </text:list-item>
            <text:list-item>
              <text:p text:style-name="P3">[A] Whiteboard—screen diagrams, show the concepts (new code)</text:p>
            </text:list-item>
            <text:list-item>
              <text:p text:style-name="P3">[B] Unit tests, we look for them in the code review</text:p>
            </text:list-item>
            <text:list-item>
              <text:p text:style-name="P3">[B] We have a Word document that is a template for recording the technical specifications, complete that and send it out</text:p>
            </text:list-item>
            <text:list-item>
              <text:p text:style-name="P3">[F:historicity] It's kind of ad-hoc, sometimes we create a design doc for the review, with the notable things on it. We need to track what will be deployed, lists of configuration changes and code changes, everything that we touched</text:p>
            </text:list-item>
            <text:list-item>
              <text:p text:style-name="P3">[H] Generally white-boarding is how I give an overview</text:p>
            </text:list-item>
            <text:list-item>
              <text:p text:style-name="P3">[H] I look for unit tests. If there are no tests, I say “try to write some tests”</text:p>
            </text:list-item>
          </text:list>
        </text:list-item>
        <text:list-item>
          <text:p text:style-name="P2">Record of suggestions</text:p>
          <text:list>
            <text:list-item>
              <text:p text:style-name="P2">[E] Paper notes for tracking changes to make</text:p>
            </text:list-item>
            <text:list-item>
              <text:p text:style-name="P2">[D] Took notes, referred back to file name and line number</text:p>
            </text:list-item>
            <text:list-item>
              <text:p text:style-name="P2">[D] Write directly on printouts</text:p>
            </text:list-item>
            <text:list-item>
              <text:p text:style-name="P2">[A] Email a link to the change list after submitting</text:p>
            </text:list-item>
            <text:list-item>
              <text:p text:style-name="P2">[B] Email a link to the change list after submitting</text:p>
            </text:list-item>
            <text:list-item>
              <text:p text:style-name="P2">[F] Fixes are often date-driven</text:p>
            </text:list-item>
            <text:list-item>
              <text:p text:style-name="P3">[F] Hand-written notes</text:p>
            </text:list-item>
          </text:list>
        </text:list-item>
        <text:list-item>
          <text:p text:style-name="P2">IDE</text:p>
          <text:list>
            <text:list-item>
              <text:p text:style-name="P2">[E] Ability to click through the call stack</text:p>
            </text:list-item>
            <text:list-item>
              <text:p text:style-name="P2">[E:contradiction] IDE plug-in was too “cumbersome, heavy,” asked to review to much, a lot to install</text:p>
            </text:list-item>
            <text:list-item>
              <text:p text:style-name="P2">[A] Static analysis, syntax highlighting, clicking through function calls</text:p>
            </text:list-item>
            <text:list-item>
              <text:p text:style-name="P2">[A:mediation] Being able to click through method calls helps you figure things out case-by-case, the context of the code, it's a more natural way</text:p>
            </text:list-item>
            <text:list-item>
              <text:p text:style-name="P2">[B] We all share preferences for our IDE</text:p>
            </text:list-item>
            <text:list-item>
              <text:p text:style-name="P2">[G:contradiction] Tends to be too small for the diffs, window management is cumbersome</text:p>
            </text:list-item>
            <text:list-item>
              <text:p text:style-name="P2">[G] Better is to open the diff full screen, and allow real-time editing in the window.</text:p>
            </text:list-item>
            <text:list-item>
              <text:p text:style-name="P2">[I] Shelving in SCM is great for collaboration but sometimes you want to be back in the IDE with links between methods, symbolic searches, and ways to trace through the code.</text:p>
            </text:list-item>
          </text:list>
        </text:list-item>
        <text:list-item>
          <text:p text:style-name="P2">Diff</text:p>
          <text:list>
            <text:list-item>
              <text:p text:style-name="P2">[E:mediation] Doing the review can catch copy-and-paste errors, “have to look at everything”</text:p>
            </text:list-item>
            <text:list-item>
              <text:p text:style-name="P3">[E:mediation] “Run through all of your diffs and then decide how to review”</text:p>
            </text:list-item>
            <text:list-item>
              <text:p text:style-name="P2">[E] <text:span text:style-name="T1">Proves </text:span><text:span text:style-name="T2">that only one thing changed</text:span></text:p>
            </text:list-item>
            <text:list-item>
              <text:p text:style-name="P3">[D] SCM diff tool</text:p>
            </text:list-item>
            <text:list-item>
              <text:p text:style-name="P3">[A:mediation] Pull up code in the visual diff tool, give a high level overview, walk the reviewer through change by change</text:p>
            </text:list-item>
            <text:list-item>
              <text:p text:style-name="P3">[A] No good for new code</text:p>
            </text:list-item>
            <text:list-item>
              <text:p text:style-name="P3"><text:soft-page-break/>[B] Use SCM diff tool unless it's new code</text:p>
            </text:list-item>
            <text:list-item>
              <text:p text:style-name="P3">[B] SCM diff tool is really good; the diff tool is most important</text:p>
            </text:list-item>
            <text:list-item>
              <text:p text:style-name="P2">[G:contradiction] The key bindings in the SCM diff tool are kludgey, it's nice to keep your hands on the keyboard but sometimes they don't work and sometimes they don't make sense.</text:p>
            </text:list-item>
          </text:list>
        </text:list-item>
        <text:list-item>
          <text:p text:style-name="P2">SCM</text:p>
          <text:list>
            <text:list-item>
              <text:p text:style-name="P2">[E:contradiction] Shelving feature of SCM is not used</text:p>
            </text:list-item>
            <text:list-item>
              <text:p text:style-name="P2">[E:contradiction] Have to commit to SCM for diffs to be visible to others</text:p>
            </text:list-item>
            <text:list-item>
              <text:p text:style-name="P2">[H] I will submit and then send around a link to the change list diff</text:p>
            </text:list-item>
            <text:list-item>
              <text:p text:style-name="P2">[H] Will use the shelve feature now that we have it, but it's no big deal to check in and hold the bug report open, there's no automated build system that picks up submits.</text:p>
            </text:list-item>
            <text:list-item>
              <text:p text:style-name="P2">[G] The shelving feature is very nice, because anyone can review the changes. It's a great way to distribute the code because multiple people have to look at it.</text:p>
            </text:list-item>
          </text:list>
        </text:list-item>
        <text:list-item>
          <text:p text:style-name="P2">Web-based code review</text:p>
          <text:list>
            <text:list-item>
              <text:p text:style-name="P2">[E] Very light, author notification is nice</text:p>
            </text:list-item>
            <text:list-item>
              <text:p text:style-name="P2">[E] May be overkill for a one-line change</text:p>
            </text:list-item>
            <text:list-item>
              <text:p text:style-name="P2">[E:contradiction] Hard to find a place to start in 5 classes</text:p>
            </text:list-item>
            <text:list-item>
              <text:p text:style-name="P2">[E] Like inline comments, looking at other reviewer's comments</text:p>
            </text:list-item>
            <text:list-item>
              <text:p text:style-name="P2">[D] Attached before and after versions of files</text:p>
            </text:list-item>
            <text:list-item>
              <text:p text:style-name="P2">[D:contradiction] Don't know when people have commented</text:p>
            </text:list-item>
            <text:list-item>
              <text:p text:style-name="P2">[D:contradiction] No way to set a deadline, if comments came in after I committed the changes there's no way to double back and implement the recommendations</text:p>
            </text:list-item>
            <text:list-item>
              <text:p text:style-name="P2">[H:contradiction] Have to scroll through the entire company list to pick a reviewer</text:p>
            </text:list-item>
          </text:list>
        </text:list-item>
        <text:list-item>
          <text:p text:style-name="P2">“Over the shoulder” review</text:p>
          <text:list>
            <text:list-item>
              <text:p text:style-name="P2">[E:contradiction] Misses the wider context of the code</text:p>
            </text:list-item>
          </text:list>
        </text:list-item>
        <text:list-item>
          <text:p text:style-name="P2">IM</text:p>
          <text:list>
            <text:list-item>
              <text:p text:style-name="P2">[E] Have used used for very small changes</text:p>
            </text:list-item>
          </text:list>
        </text:list-item>
        <text:list-item>
          <text:p text:style-name="P2">Email</text:p>
          <text:list>
            <text:list-item>
              <text:p text:style-name="P2">[E] May email code for review, to confirm changes</text:p>
            </text:list-item>
            <text:list-item>
              <text:p text:style-name="P2">[E:contradiction] Have to attach original and modified, name *_modified</text:p>
            </text:list-item>
            <text:list-item>
              <text:p text:style-name="P2">[E] Use bold and font changes to show differences</text:p>
            </text:list-item>
          </text:list>
        </text:list-item>
        <text:list-item>
          <text:p text:style-name="P2">Content management tool</text:p>
          <text:list>
            <text:list-item>
              <text:p text:style-name="P2">[F:contradiction] We have to go into the development tool to review the code. There's nothing useful, no syntax highlighting, the fields are very cramped, and those are some of the hardest parts to get right, the ones we want to review the most. Once in a while we'll copy the code into a text editor just to get the formatting useful.</text:p>
            </text:list-item>
          </text:list>
        </text:list-item>
      </text:list>
      <text:p text:style-name="Standard"/>
      <text:p text:style-name="Standard"/>
      <text:p text:style-name="P1">Design constraints</text:p>
      <text:list xml:id="list2011476525" text:style-name="L2">
        <text:list-item>
          <text:p text:style-name="P4">Review is highly situated: who's available, what changed, timeliness, what's the topic—no wonder formal process fail</text:p>
        </text:list-item>
        <text:list-item>
          <text:p text:style-name="P4">Is it possible to support the informal nature of code review with a tool? What's informal? Facebook (integrated chat). Twitter (hey, here's what's up...). Foursquare (check in)</text:p>
        </text:list-item>
        <text:list-item>
          <text:p text:style-name="P4">Externaliz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11-14T21:15:42</meta:creation-date>
    <dc:date>2010-11-20T21:50:55</dc:date>
    <dc:creator>Randy Souza</dc:creator>
    <meta:editing-duration>PT68H11M38S</meta:editing-duration>
    <meta:editing-cycles>149</meta:editing-cycles>
    <meta:generator>OpenOffice.org/3.2$Linux OpenOffice.org_project/320m12$Build-9483</meta:generator>
    <meta:document-statistic meta:table-count="0" meta:image-count="0" meta:object-count="0" meta:page-count="5" meta:paragraph-count="159" meta:word-count="2337" meta:character-count="12817"/>
  </office:meta>
</office:document-meta>
</file>